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408cm" fo:min-width="2cm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1.852cm" fo:min-width="5.556cm" fo:wrap-option="wrap"/>
      <style:paragraph-properties style:writing-mode="lr-tb"/>
    </style:style>
    <style:style style:name="gr31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408cm" fo:min-width="2cm"/>
      <style:paragraph-properties style:writing-mode="lr-tb"/>
    </style:style>
    <style:style style:name="gr32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33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5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6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7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8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2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3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4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5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6.015cm" style:use-optimal-column-width="false"/>
    </style:style>
    <style:style style:name="co10" style:family="table-column">
      <style:table-column-properties style:column-width="13.786cm" style:use-optimal-column-width="false"/>
    </style:style>
    <style:style style:name="co11" style:family="table-column">
      <style:table-column-properties style:column-width="1.56cm" style:use-optimal-column-width="false"/>
    </style:style>
    <style:style style:name="co12" style:family="table-column">
      <style:table-column-properties style:column-width="1.576cm" style:use-optimal-column-width="false"/>
    </style:style>
    <style:style style:name="co13" style:family="table-column">
      <style:table-column-properties style:column-width="4.797cm" style:use-optimal-column-width="false"/>
    </style:style>
    <style:style style:name="co14" style:family="table-column">
      <style:table-column-properties style:column-width="2.672cm" style:use-optimal-column-width="false"/>
    </style:style>
    <style:style style:name="co15" style:family="table-column">
      <style:table-column-properties style:column-width="2.762cm" style:use-optimal-column-width="false"/>
    </style:style>
    <style:style style:name="co16" style:family="table-column">
      <style:table-column-properties style:column-width="10.792cm" style:use-optimal-column-width="false"/>
    </style:style>
    <style:style style:name="co17" style:family="table-column">
      <style:table-column-properties style:column-width="2.977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1.18cm" style:use-optimal-row-height="false"/>
    </style:style>
    <style:style style:name="ro8" style:family="table-row">
      <style:table-row-properties style:row-height="1.174cm" style:use-optimal-row-height="false"/>
    </style:style>
    <style:style style:name="ro9" style:family="table-row">
      <style:table-row-properties style:row-height="1.036cm" style:use-optimal-row-height="false"/>
    </style:style>
    <style:style style:name="ro10" style:family="table-row">
      <style:table-row-properties style:row-height="1.109cm" style:use-optimal-row-height="false"/>
    </style:style>
    <style:style style:name="ro11" style:family="table-row">
      <style:table-row-properties style:row-height="0.942cm" style:use-optimal-row-height="false"/>
    </style:style>
    <style:style style:name="ro12" style:family="table-row">
      <style:table-row-properties style:row-height="0.946cm" style:use-optimal-row-height="false"/>
    </style:style>
    <style:style style:name="ro13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4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5" style:family="table-cell"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7" style:family="table-cell">
      <style:text-properties style:font-name="Nimbus Sans" fo:font-size="16pt" style:font-name-asian="DejaVu Sans Mono" style:font-size-asian="16pt" style:font-size-complex="16pt"/>
    </style:style>
    <style:style style:name="ce8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9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0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1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12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7" style:family="paragraph">
      <style:text-properties style:font-name="Liberation Mono" fo:font-size="15pt" style:font-size-asian="15pt" style:font-size-complex="15pt"/>
    </style:style>
    <style:style style:name="P28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0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1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7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37" style:family="paragraph">
      <style:text-properties style:font-name="Nimbus Sans" fo:font-size="16pt" style:font-name-asian="DejaVu Sans Mono" style:font-size-asian="16pt" style:font-size-complex="16pt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39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40" style:family="paragraph">
      <loext:graphic-properties draw:fill="solid" draw:fill-color="#2a6099" draw:opacity="50%"/>
      <style:paragraph-properties fo:text-align="center" style:writing-mode="lr-tb"/>
    </style:style>
    <style:style style:name="P41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2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3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4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45" style:family="paragraph">
      <loext:graphic-properties draw:fill-color="#ffffff"/>
      <style:paragraph-properties style:writing-mode="lr-tb"/>
      <style:text-properties fo:font-size="32pt"/>
    </style:style>
    <style:style style:name="P46" style:family="paragraph"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none" draw:fill-color="#ffffff"/>
      <style:paragraph-properties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0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1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52" style:family="paragraph">
      <loext:graphic-properties draw:fill="solid" draw:fill-color="#ff972f"/>
      <style:paragraph-properties fo:text-align="center"/>
    </style:style>
    <style:style style:name="P53" style:family="paragraph">
      <loext:graphic-properties draw:fill="none"/>
      <style:paragraph-properties fo:text-align="center" style:writing-mode="lr-tb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5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style:font-name="Nimbus Sans" fo:font-size="16pt" style:font-name-asian="DejaVu Sans Mono" style:font-size-asian="16pt" style:font-size-complex="16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</text:span><text:span text:style-name="T1">16:28 <text:s text:c="2"/></text:span><text:span text:style-name="T1">COM 5: </text:span><text:span text:style-name="T1">Receive</text:span><text:span text:style-name="T1">d </text:span><text:span text:style-name="T1">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</text:span><text:span text:style-name="T1">16:29 <text:s text:c="2"/></text:span><text:span text:style-name="T1">COM 6 <text:s/></text:span><text:span text:style-name="T1">Finish </text:span><text:span text:style-name="T1">downloa</text:span><text:span text:style-name="T1">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</text:span><text:span text:style-name="T1">16:30 <text:s text:c="2"/></text:span><text:span text:style-name="T1">COM 6 <text:s/></text:span><text:span text:style-name="T1">Flashing</text:span><text:span text:style-name="T1">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</text:span><text:span text:style-name="T2">Dev 1: </text:span><text:span text:style-name="T2">VComm</text:span><text:span text:style-name="T2">3, </text:span><text:span text:style-name="T2">115200, </text:span><text:span text:style-name="T2">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20.499cm" svg:height="8.289cm" svg:x="3.5cm" svg:y="4.24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/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/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/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>
                <text:p text:style-name="P25">0x0A46</text:p>
              </table:table-cell>
              <table:table-cell/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3">
                <text:p text:style-name="P26">0x9051</text:p>
              </table:table-cell>
              <table:table-cell/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>
                <text:p text:style-name="P25">0x0000</text:p>
              </table:table-cell>
              <table:table-cell/>
            </table:table-row>
            <table:table-row table:style-name="ro6" table:default-cell-style-name="ce4">
              <table:table-cell>
                <text:p text:style-name="P25">Wake-up Control</text:p>
              </table:table-cell>
              <table:table-cell>
                <text:p text:style-name="P25">0x0157</text:p>
              </table:table-cell>
              <table:table-cell table:style-name="ce5"/>
            </table:table-row>
            <table:table-row table:style-name="ro6" table:default-cell-style-name="ce4">
              <table:table-cell>
                <text:p text:style-name="P27">Control 3</text:p>
              </table:table-cell>
              <table:table-cell>
                <text:p text:style-name="P25">0x0000</text:p>
              </table:table-cell>
              <table:table-cell table:style-name="ce5"/>
            </table:table-row>
          </table:table>
          <draw:image xlink:href="Pictures/TablePreview2.svm" xlink:type="simple" xlink:show="embed" xlink:actuate="onLoad"/>
        </draw:frame>
        <draw:frame draw:style-name="gr26" draw:text-style-name="P29" draw:layer="layout" svg:width="10.897cm" svg:height="1.17cm" svg:x="3.548cm" svg:y="2.952cm">
          <draw:text-box>
            <text:p text:style-name="P28"><text:span text:style-name="T6">Dev B</text:span><text:span text:style-name="T6">：</text:span><text:span text:style-name="T7">COM6:115200,N,8,1</text:span></text:p>
          </draw:text-box>
        </draw:frame>
        <draw:frame draw:style-name="gr27" draw:text-style-name="P30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12" draw:text-style-name="P12" draw:layer="layout" svg:width="6cm" svg:height="1cm" svg:x="17.5cm" svg:y="13cm">
          <text:p text:style-name="P11"><text:span text:style-name="T3">按下</text:span><text:span text:style-name="T3">開始</text:span><text:span text:style-name="T3">編輯</text:span></text:p>
          <draw:enhanced-geometry svg:viewBox="0 0 21600 21600" draw:mirror-horizontal="false" draw:mirror-vertical="false" draw:text-areas="800 800 20800 20800" draw:type="round-rectangular-callout" draw:modifiers="16251.2914514248 -17866.9330669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1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2" draw:layer="layout" svg:width="2.5cm" svg:height="0.658cm" svg:x="21cm" svg:y="5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6cm" svg:height="2cm" svg:x="18.5cm" svg:y="1.964cm">
          <text:p text:style-name="P11"><text:span text:style-name="T3">如果 </text:span><text:span text:style-name="T3">valu</text:span><text:span text:style-name="T3">e</text:span><text:span text:style-name="T3">是</text:span><text:span text:style-name="T3">FF </text:span><text:span text:style-name="T3">可以</text:span><text:span text:style-name="T3">prog</text:span><text:span text:style-name="T3">ram, </text:span><text:span text:style-name="T3">其他</text:span><text:span text:style-name="T3">就</text:span><text:span text:style-name="T3">Disa</text:span><text:span text:style-name="T3">ble</text:span></text:p>
          <draw:enhanced-geometry svg:viewBox="0 0 21600 21600" draw:mirror-horizontal="false" draw:mirror-vertical="false" draw:text-areas="800 800 20800 20800" draw:type="round-rectangular-callout" draw:modifiers="12104.782536244 39033.2833583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2" draw:layer="layout" svg:width="2.5cm" svg:height="0.658cm" svg:x="21cm" svg:y="6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2.5cm" svg:height="0.658cm" svg:x="21cm" svg:y="7.5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2.5cm" svg:height="0.658cm" svg:x="21cm" svg:y="8.5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2.5cm" svg:height="0.658cm" svg:x="21cm" svg:y="9.5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2.5cm" svg:height="0.658cm" svg:x="21cm" svg:y="10.5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2.5cm" svg:height="0.658cm" svg:x="21cm" svg:y="11.5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9"/>
              <table:table-column table:style-name="co10"/>
              <table:table-row table:style-name="ro7" table:default-cell-style-name="ce6">
                <table:table-cell>
                  <text:p text:style-name="P35"><text:span text:style-name="T9">Field</text:span></text:p>
                </table:table-cell>
                <table:table-cell>
                  <text:p text:style-name="P36"><text:span text:style-name="T9">Value</text:span></text:p>
                </table:table-cell>
              </table:table-row>
              <table:table-row table:style-name="ro7" table:default-cell-style-name="ce6">
                <table:table-cell>
                  <text:p text:style-name="P36"><text:span text:style-name="T9">Mac Addr.</text:span></text:p>
                </table:table-cell>
                <table:table-cell>
                  <text:p text:style-name="P36"><text:span text:style-name="T9">3C:52:67:12:E3:46</text:span></text:p>
                </table:table-cell>
              </table:table-row>
              <table:table-row table:style-name="ro7" table:default-cell-style-name="ce7">
                <table:table-cell>
                  <text:p text:style-name="P37"><text:span text:style-name="T9">Mac Auto Inc.</text:span></text:p>
                </table:table-cell>
                <table:table-cell>
                  <text:p text:style-name="P37"><text:span text:style-name="T9">Y</text:span></text:p>
                </table:table-cell>
              </table:table-row>
              <table:table-row table:style-name="ro7" table:default-cell-style-name="ce7">
                <table:table-cell>
                  <text:p text:style-name="P37"><text:span text:style-name="T9">Batch Size</text:span></text:p>
                </table:table-cell>
                <table:table-cell>
                  <text:p text:style-name="P37"><text:span text:style-name="T9">100</text:span></text:p>
                </table:table-cell>
              </table:table-row>
              <table:table-row table:style-name="ro7">
                <table:table-cell table:style-name="ce6">
                  <text:p text:style-name="P36"><text:span text:style-name="T9">CMD</text:span></text:p>
                </table:table-cell>
                <table:table-cell table:style-name="ce8">
                  <text:p text:style-name="P38"><text:span text:style-name="T9">0xF933AAC0 </text:span></text:p>
                </table:table-cell>
              </table:table-row>
              <table:table-row table:style-name="ro7" table:default-cell-style-name="ce6">
                <table:table-cell>
                  <text:p text:style-name="P36"><text:span text:style-name="T9">Row Data Bytes</text:span></text:p>
                </table:table-cell>
                <table:table-cell>
                  <text:p text:style-name="P36"><text:span text:style-name="T9">32</text:span></text:p>
                </table:table-cell>
              </table:table-row>
              <table:table-row table:style-name="ro7" table:default-cell-style-name="ce6">
                <table:table-cell>
                  <text:p text:style-name="P36"><text:span text:style-name="T9">Row Data Source</text:span></text:p>
                </table:table-cell>
                <table:table-cell>
                  <text:p text:style-name="P36"><text:span text:style-name="T9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29" draw:layer="layout" svg:width="10.897cm" svg:height="1.17cm" svg:x="3.5cm" svg:y="3.33cm">
            <draw:text-box>
              <text:p text:style-name="P28"><text:span text:style-name="T6">Dev </text:span><text:span text:style-name="T6">B</text:span><text:span text:style-name="T6">：</text:span><text:span text:style-name="T7">COM6:1</text:span><text:span text:style-name="T7">15200,N</text:span><text:span text:style-name="T7">,8,1</text:span></text:p>
            </draw:text-box>
          </draw:frame>
          <draw:frame draw:style-name="gr27" draw:text-style-name="P30" draw:layer="layout" svg:width="8cm" svg:height="1.17cm" svg:x="9cm" svg:y="1.538cm">
            <draw:text-box>
              <text:p text:style-name="P3"><text:span text:style-name="T8">Profile</text:span><text:span text:style-name="T8">：</text:span><text:span text:style-name="T8">Dev </text:span><text:span text:style-name="T8">B</text:span></text:p>
            </draw:text-box>
          </draw:frame>
          <draw:custom-shape draw:style-name="gr32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1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9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1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5" draw:text-style-name="P40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2"/>
              <table:table-row table:style-name="ro8" table:default-cell-style-name="ce9">
                <table:table-cell/>
                <table:table-cell>
                  <text:p text:style-name="P41"><text:span text:style-name="T10">0</text:span></text:p>
                </table:table-cell>
                <table:table-cell>
                  <text:p text:style-name="P41"><text:span text:style-name="T10">1</text:span></text:p>
                </table:table-cell>
                <table:table-cell>
                  <text:p text:style-name="P41"><text:span text:style-name="T10">2</text:span></text:p>
                </table:table-cell>
                <table:table-cell>
                  <text:p text:style-name="P41"><text:span text:style-name="T10">3</text:span></text:p>
                </table:table-cell>
                <table:table-cell>
                  <text:p text:style-name="P41"><text:span text:style-name="T10">4</text:span></text:p>
                </table:table-cell>
                <table:table-cell>
                  <text:p text:style-name="P41"><text:span text:style-name="T10">5</text:span></text:p>
                </table:table-cell>
                <table:table-cell>
                  <text:p text:style-name="P41"><text:span text:style-name="T10">6</text:span></text:p>
                </table:table-cell>
                <table:table-cell>
                  <text:p text:style-name="P41"><text:span text:style-name="T10">7</text:span></text:p>
                </table:table-cell>
              </table:table-row>
              <table:table-row table:style-name="ro7" table:default-cell-style-name="ce10">
                <table:table-cell>
                  <text:p text:style-name="P42"><text:span text:style-name="T11">1</text:span></text:p>
                </table:table-cell>
                <table:table-cell>
                  <text:p text:style-name="P42"><text:span text:style-name="T11">01</text:span></text:p>
                </table:table-cell>
                <table:table-cell>
                  <text:p text:style-name="P42"><text:span text:style-name="T11">CA</text:span></text:p>
                </table:table-cell>
                <table:table-cell>
                  <text:p text:style-name="P42"><text:span text:style-name="T11">EE</text:span></text:p>
                </table:table-cell>
                <table:table-cell>
                  <text:p text:style-name="P42"><text:span text:style-name="T11">23</text:span></text:p>
                </table:table-cell>
                <table:table-cell>
                  <text:p text:style-name="P42"><text:span text:style-name="T11">BF</text:span></text:p>
                </table:table-cell>
                <table:table-cell>
                  <text:p text:style-name="P42"><text:span text:style-name="T11">69</text:span></text:p>
                </table:table-cell>
                <table:table-cell>
                  <text:p text:style-name="P42"><text:span text:style-name="T11">80</text:span></text:p>
                </table:table-cell>
                <table:table-cell>
                  <text:p text:style-name="P42"><text:span text:style-name="T11">EE</text:span></text:p>
                </table:table-cell>
              </table:table-row>
              <table:table-row table:style-name="ro9" table:default-cell-style-name="ce10">
                <table:table-cell>
                  <text:p text:style-name="P42"><text:span text:style-name="T11">2</text:span></text:p>
                </table:table-cell>
                <table:table-cell>
                  <text:p text:style-name="P42"><text:span text:style-name="T11">34</text:span></text:p>
                </table:table-cell>
                <table:table-cell>
                  <text:p text:style-name="P42"><text:span text:style-name="T11">23</text:span></text:p>
                </table:table-cell>
                <table:table-cell>
                  <text:p text:style-name="P42"><text:span text:style-name="T11">BF</text:span></text:p>
                </table:table-cell>
                <table:table-cell>
                  <text:p text:style-name="P42"><text:span text:style-name="T11">69</text:span></text:p>
                </table:table-cell>
                <table:table-cell>
                  <text:p text:style-name="P42"><text:span text:style-name="T11">80</text:span></text:p>
                </table:table-cell>
                <table:table-cell>
                  <text:p text:style-name="P42"><text:span text:style-name="T11">EE</text:span></text:p>
                </table:table-cell>
                <table:table-cell>
                  <text:p text:style-name="P42"><text:span text:style-name="T11">66</text:span></text:p>
                </table:table-cell>
                <table:table-cell>
                  <text:p text:style-name="P42"><text:span text:style-name="T11">DE</text:span></text:p>
                </table:table-cell>
              </table:table-row>
              <table:table-row table:style-name="ro10" table:default-cell-style-name="ce10">
                <table:table-cell>
                  <text:p text:style-name="P42"><text:span text:style-name="T11">3</text:span></text:p>
                </table:table-cell>
                <table:table-cell>
                  <text:p text:style-name="P42"><text:span text:style-name="T11">33</text:span></text:p>
                </table:table-cell>
                <table:table-cell>
                  <text:p text:style-name="P42"><text:span text:style-name="T11">23</text:span></text:p>
                </table:table-cell>
                <table:table-cell table:style-name="ce11">
                  <text:p text:style-name="P43"><text:span text:style-name="T12">A2</text:span></text:p>
                </table:table-cell>
                <table:table-cell>
                  <text:p text:style-name="P42"><text:span text:style-name="T11">69</text:span></text:p>
                </table:table-cell>
                <table:table-cell>
                  <text:p text:style-name="P42"><text:span text:style-name="T11">80</text:span></text:p>
                </table:table-cell>
                <table:table-cell>
                  <text:p text:style-name="P42"><text:span text:style-name="T11">EE</text:span></text:p>
                </table:table-cell>
                <table:table-cell>
                  <text:p text:style-name="P42"><text:span text:style-name="T11">FC</text:span></text:p>
                </table:table-cell>
                <table:table-cell>
                  <text:p text:style-name="P42"><text:span text:style-name="T11">A1</text:span></text:p>
                </table:table-cell>
              </table:table-row>
              <table:table-row table:style-name="ro11" table:default-cell-style-name="ce10">
                <table:table-cell>
                  <text:p text:style-name="P42"><text:span text:style-name="T11">4</text:span></text:p>
                </table:table-cell>
                <table:table-cell>
                  <text:p text:style-name="P42"><text:span text:style-name="T11">21</text:span></text:p>
                </table:table-cell>
                <table:table-cell>
                  <text:p text:style-name="P42"><text:span text:style-name="T11">0B</text:span></text:p>
                </table:table-cell>
                <table:table-cell>
                  <text:p text:style-name="P42"><text:span text:style-name="T11">7D</text:span></text:p>
                </table:table-cell>
                <table:table-cell>
                  <text:p text:style-name="P42"><text:span text:style-name="T11">69</text:span></text:p>
                </table:table-cell>
                <table:table-cell>
                  <text:p text:style-name="P42"><text:span text:style-name="T11">80</text:span></text:p>
                </table:table-cell>
                <table:table-cell>
                  <text:p text:style-name="P42"><text:span text:style-name="T11">95</text:span></text:p>
                </table:table-cell>
                <table:table-cell>
                  <text:p text:style-name="P42"><text:span text:style-name="T11">44</text:span></text:p>
                </table:table-cell>
                <table:table-cell>
                  <text:p text:style-name="P42"><text:span text:style-name="T11">98</text:span></text:p>
                </table:table-cell>
              </table:table-row>
              <table:table-row table:style-name="ro11" table:default-cell-style-name="ce10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0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7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3" table:default-cell-style-name="ce12">
              <table:table-cell>
                <text:p text:style-name="P44">Name</text:p>
              </table:table-cell>
              <table:table-cell>
                <text:p text:style-name="P44">Start</text:p>
              </table:table-cell>
              <table:table-cell>
                <text:p text:style-name="P44">Len</text:p>
              </table:table-cell>
              <table:table-cell>
                <text:p text:style-name="P44">Example Hex Value</text:p>
              </table:table-cell>
              <table:table-cell/>
            </table:table-row>
            <table:table-row table:style-name="ro13" table:default-cell-style-name="ce12">
              <table:table-cell>
                <text:p text:style-name="P44">MAC Addr</text:p>
              </table:table-cell>
              <table:table-cell>
                <text:p text:style-name="P44">0x0</text:p>
              </table:table-cell>
              <table:table-cell>
                <text:p text:style-name="P44">0x6</text:p>
              </table:table-cell>
              <table:table-cell>
                <text:p text:style-name="P44">0x02 0x42 0x6a </text:p>
                <text:p text:style-name="P44">0x87 0xe8 0x45 </text:p>
              </table:table-cell>
              <table:table-cell/>
            </table:table-row>
            <table:table-row table:style-name="ro13" table:default-cell-style-name="ce12">
              <table:table-cell>
                <text:p text:style-name="P44">Auto Load Control</text:p>
              </table:table-cell>
              <table:table-cell>
                <text:p text:style-name="P44">0x06</text:p>
              </table:table-cell>
              <table:table-cell>
                <text:p text:style-name="P44">0x2</text:p>
              </table:table-cell>
              <table:table-cell>
                <text:p text:style-name="P44">0x5555</text:p>
              </table:table-cell>
              <table:table-cell/>
            </table:table-row>
            <table:table-row table:style-name="ro13" table:default-cell-style-name="ce12">
              <table:table-cell/>
              <table:table-cell>
                <text:p text:style-name="P44">0x20</text:p>
              </table:table-cell>
              <table:table-cell/>
              <table:table-cell/>
              <table:table-cell/>
            </table:table-row>
            <table:table-row table:style-name="ro13" table:default-cell-style-name="ce12">
              <table:table-cell/>
              <table:table-cell>
                <text:p text:style-name="P44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5" draw:layer="layout" svg:width="25.199cm" svg:height="1.975cm" svg:x="1.401cm" svg:y="0.525cm">
          <draw:text-box>
            <text:p><text:span text:style-name="T13">Por</text:span><text:span text:style-name="T13">file </text:span><text:span text:style-name="T13">For</text:span><text:span text:style-name="T13">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5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素</text:span><text:span text:style-name="T13">材</text:span><text:span text:style-name="T13">備</text:span><text:span text:style-name="T13">用</text:span><text:span text:style-name="T13">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8" draw:text-style-name="P47" draw:layer="layout" svg:width="5cm" svg:height="1cm" svg:x="7.5cm" svg:y="3.1cm">
          <text:p text:style-name="P46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48" draw:layer="layout" svg:width="4cm" svg:height="0.962cm" svg:x="3cm" svg:y="3.038cm">
          <draw:text-box>
            <text:p><text:span text:style-name="T8">Device</text:span></text:p>
          </draw:text-box>
        </draw:frame>
        <draw:custom-shape draw:style-name="gr39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8" draw:layer="layout" svg:width="4cm" svg:height="0.962cm" svg:x="3cm" svg:y="10.5cm">
          <draw:text-box>
            <text:p><text:span text:style-name="T8">Messa</text:span><text:span text:style-name="T8">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</text:span><text:span text:style-name="T1">16:28 <text:s text:c="2"/></text:span><text:span text:style-name="T1">Start </text:span><text:span text:style-name="T1">downloa</text:span><text:span text:style-name="T1">ding </text:span><text:span text:style-name="T1">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</text:span><text:span text:style-name="T1">16:29 <text:s text:c="2"/></text:span><text:span text:style-name="T1">Finish </text:span><text:span text:style-name="T1">downloa</text:span><text:span text:style-name="T1">din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</text:span><text:span text:style-name="T1">16:30 <text:s text:c="2"/></text:span><text:span text:style-name="T1">Flashing</text:span><text:span text:style-name="T1">...</text:span></text:p>
          </draw:text-box>
        </draw:frame>
        <draw:frame draw:style-name="gr3" draw:text-style-name="P48" draw:layer="layout" svg:width="3.5cm" svg:height="0.962cm" svg:x="3cm" svg:y="4.538cm">
          <draw:text-box>
            <text:p><text:span text:style-name="T8">Progre</text:span><text:span text:style-name="T8">ss :</text:span></text:p>
          </draw:text-box>
        </draw:frame>
        <draw:frame draw:style-name="gr3" draw:text-style-name="P48" draw:layer="layout" svg:width="4cm" svg:height="0.962cm" svg:x="3cm" svg:y="8.977cm">
          <draw:text-box>
            <text:p><text:span text:style-name="T8">Result</text:span></text:p>
          </draw:text-box>
        </draw:frame>
        <draw:custom-shape draw:style-name="gr40" draw:text-style-name="P46" draw:layer="layout" svg:width="5cm" svg:height="1cm" svg:x="7.5cm" svg:y="8.977cm">
          <text:p text:style-name="P46"><text:span text:style-name="T8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40" draw:text-style-name="P46" draw:layer="layout" svg:width="5cm" svg:height="1cm" svg:x="14.31cm" svg:y="9cm">
          <text:p text:style-name="P46"><text:span text:style-name="T8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</text:span><text:span text:style-name="T2">Dev 1: </text:span><text:span text:style-name="T2">VComm</text:span><text:span text:style-name="T2">3, </text:span><text:span text:style-name="T2">115200, </text:span><text:span text:style-name="T2">N, 8, 1 </text:span></text:p>
          </draw:text-box>
        </draw:frame>
        <draw:custom-shape draw:style-name="gr41" draw:text-style-name="P50" draw:layer="layout" svg:width="8cm" svg:height="1cm" svg:x="4.5cm" svg:y="7.977cm">
          <text:p text:style-name="P49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0" draw:layer="layout" svg:width="12cm" svg:height="1cm" svg:x="13cm" svg:y="1cm">
          <text:p text:style-name="P49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51" draw:layer="layout" svg:width="5cm" svg:height="1cm" svg:x="7.5cm" svg:y="13.5cm">
          <text:p text:style-name="P46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42" draw:text-style-name="P50" draw:layer="layout" svg:width="12cm" svg:height="1cm" svg:x="13.5cm" svg:y="13.5cm">
          <text:p text:style-name="P49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52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3" draw:layer="layout" svg:width="15.046cm" svg:height="1cm" svg:x="7.454cm" svg:y="5cm">
          <text:p text:style-name="P46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46" draw:text-style-name="P48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10" draw:text-style-name="P55" draw:layer="layout" svg:width="13.5cm" svg:height="1cm" svg:x="1cm" svg:y="0cm">
          <text:p text:style-name="P54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6" draw:display-name="Gradient 26" draw:style="linear" draw:start-color="#808080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22:29.072995142</dc:date>
    <meta:editing-duration>PT11H38M48S</meta:editing-duration>
    <meta:editing-cycles>93</meta:editing-cycles>
    <meta:generator>LibreOffice/7.4.7.2$Linux_X86_64 LibreOffice_project/40$Build-2</meta:generator>
    <meta:document-statistic meta:object-count="135"/>
  </office:meta>
</office:document-meta>
</file>